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59.76pt"/>
    </style:style>
    <style:style style:name="co5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tankelič</text:p>
          </table:table-cell>
          <table:table-cell office:value-type="float" office:value="861748094" calcext:value-type="float">
            <text:p>861748094</text:p>
          </table:table-cell>
          <table:table-cell office:value-type="string" calcext:value-type="string">
            <text:p>Varėnos - 114</text:p>
          </table:table-cell>
          <table:table-cell office:value-type="string" calcext:value-type="string">
            <text:p>Stankelič184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ytis</text:p>
          </table:table-cell>
          <table:table-cell office:value-type="string" calcext:value-type="string">
            <text:p>Vanag</text:p>
          </table:table-cell>
          <table:table-cell office:value-type="float" office:value="865075546" calcext:value-type="float">
            <text:p>865075546</text:p>
          </table:table-cell>
          <table:table-cell office:value-type="string" calcext:value-type="string">
            <text:p>Šiaurės_pr - 209</text:p>
          </table:table-cell>
          <table:table-cell office:value-type="string" calcext:value-type="string">
            <text:p>Vanag50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ristupas</text:p>
          </table:table-cell>
          <table:table-cell office:value-type="string" calcext:value-type="string">
            <text:p>Garipov</text:p>
          </table:table-cell>
          <table:table-cell office:value-type="float" office:value="864130070" calcext:value-type="float">
            <text:p>864130070</text:p>
          </table:table-cell>
          <table:table-cell office:value-type="string" calcext:value-type="string">
            <text:p>Sukilėlių - 139</text:p>
          </table:table-cell>
          <table:table-cell office:value-type="string" calcext:value-type="string">
            <text:p>Garipov40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nė</text:p>
          </table:table-cell>
          <table:table-cell office:value-type="string" calcext:value-type="string">
            <text:p>Liub</text:p>
          </table:table-cell>
          <table:table-cell office:value-type="float" office:value="862948038" calcext:value-type="float">
            <text:p>862948038</text:p>
          </table:table-cell>
          <table:table-cell office:value-type="string" calcext:value-type="string">
            <text:p>Saulės - 135</text:p>
          </table:table-cell>
          <table:table-cell office:value-type="string" calcext:value-type="string">
            <text:p>Liub109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Žvirb</text:p>
          </table:table-cell>
          <table:table-cell office:value-type="float" office:value="861924908" calcext:value-type="float">
            <text:p>861924908</text:p>
          </table:table-cell>
          <table:table-cell office:value-type="string" calcext:value-type="string">
            <text:p>Eigulių - 184</text:p>
          </table:table-cell>
          <table:table-cell office:value-type="string" calcext:value-type="string">
            <text:p>Žvirb116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tas</text:p>
          </table:table-cell>
          <table:table-cell office:value-type="string" calcext:value-type="string">
            <text:p>Kur</text:p>
          </table:table-cell>
          <table:table-cell office:value-type="float" office:value="864154197" calcext:value-type="float">
            <text:p>864154197</text:p>
          </table:table-cell>
          <table:table-cell office:value-type="string" calcext:value-type="string">
            <text:p>Panemunės - 31</text:p>
          </table:table-cell>
          <table:table-cell office:value-type="string" calcext:value-type="string">
            <text:p>Kur112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glis</text:p>
          </table:table-cell>
          <table:table-cell office:value-type="string" calcext:value-type="string">
            <text:p>Slik</text:p>
          </table:table-cell>
          <table:table-cell office:value-type="float" office:value="867935948" calcext:value-type="float">
            <text:p>867935948</text:p>
          </table:table-cell>
          <table:table-cell office:value-type="string" calcext:value-type="string">
            <text:p>Partizanų - 51</text:p>
          </table:table-cell>
          <table:table-cell office:value-type="string" calcext:value-type="string">
            <text:p>Slik106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inas</text:p>
          </table:table-cell>
          <table:table-cell office:value-type="string" calcext:value-type="string">
            <text:p>Sparu</text:p>
          </table:table-cell>
          <table:table-cell office:value-type="float" office:value="862773145" calcext:value-type="float">
            <text:p>862773145</text:p>
          </table:table-cell>
          <table:table-cell office:value-type="string" calcext:value-type="string">
            <text:p>Vilniaus - 201</text:p>
          </table:table-cell>
          <table:table-cell office:value-type="string" calcext:value-type="string">
            <text:p>Sparu186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Kubil</text:p>
          </table:table-cell>
          <table:table-cell office:value-type="float" office:value="862988461" calcext:value-type="float">
            <text:p>862988461</text:p>
          </table:table-cell>
          <table:table-cell office:value-type="string" calcext:value-type="string">
            <text:p>Dainavos - 171</text:p>
          </table:table-cell>
          <table:table-cell office:value-type="string" calcext:value-type="string">
            <text:p>Kubil151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glė</text:p>
          </table:table-cell>
          <table:table-cell office:value-type="string" calcext:value-type="string">
            <text:p>Prafo</text:p>
          </table:table-cell>
          <table:table-cell office:value-type="float" office:value="864271161" calcext:value-type="float">
            <text:p>864271161</text:p>
          </table:table-cell>
          <table:table-cell office:value-type="string" calcext:value-type="string">
            <text:p>Stoties - 17</text:p>
          </table:table-cell>
          <table:table-cell office:value-type="string" calcext:value-type="string">
            <text:p>Prafo136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lanas</text:p>
          </table:table-cell>
          <table:table-cell office:value-type="string" calcext:value-type="string">
            <text:p>Žiog</text:p>
          </table:table-cell>
          <table:table-cell office:value-type="float" office:value="863217865" calcext:value-type="float">
            <text:p>863217865</text:p>
          </table:table-cell>
          <table:table-cell office:value-type="string" calcext:value-type="string">
            <text:p>Kovo-11tosios - 122</text:p>
          </table:table-cell>
          <table:table-cell office:value-type="string" calcext:value-type="string">
            <text:p>Žiog59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Damaš</text:p>
          </table:table-cell>
          <table:table-cell office:value-type="float" office:value="864962334" calcext:value-type="float">
            <text:p>864962334</text:p>
          </table:table-cell>
          <table:table-cell office:value-type="string" calcext:value-type="string">
            <text:p>Sukilėlių - 152</text:p>
          </table:table-cell>
          <table:table-cell office:value-type="string" calcext:value-type="string">
            <text:p>Damaš57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anas</text:p>
          </table:table-cell>
          <table:table-cell office:value-type="string" calcext:value-type="string">
            <text:p>Liub</text:p>
          </table:table-cell>
          <table:table-cell office:value-type="float" office:value="867825707" calcext:value-type="float">
            <text:p>867825707</text:p>
          </table:table-cell>
          <table:table-cell office:value-type="string" calcext:value-type="string">
            <text:p>Saulės - 101</text:p>
          </table:table-cell>
          <table:table-cell office:value-type="string" calcext:value-type="string">
            <text:p>Liub94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das</text:p>
          </table:table-cell>
          <table:table-cell office:value-type="string" calcext:value-type="string">
            <text:p>Žvirb</text:p>
          </table:table-cell>
          <table:table-cell office:value-type="float" office:value="866174342" calcext:value-type="float">
            <text:p>866174342</text:p>
          </table:table-cell>
          <table:table-cell office:value-type="string" calcext:value-type="string">
            <text:p>Eigulių - 111</text:p>
          </table:table-cell>
          <table:table-cell office:value-type="string" calcext:value-type="string">
            <text:p>Žvirb41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ktorija</text:p>
          </table:table-cell>
          <table:table-cell office:value-type="string" calcext:value-type="string">
            <text:p>Kur</text:p>
          </table:table-cell>
          <table:table-cell office:value-type="float" office:value="867902821" calcext:value-type="float">
            <text:p>867902821</text:p>
          </table:table-cell>
          <table:table-cell office:value-type="string" calcext:value-type="string">
            <text:p>Panemunės - 111</text:p>
          </table:table-cell>
          <table:table-cell office:value-type="string" calcext:value-type="string">
            <text:p>Kur202@gmail.com</text:p>
          </table:table-cell>
          <table:table-cell office:value-type="string" calcext:value-type="string">
            <text:p>ADMIN</text:p>
          </table:table-cell>
          <table:table-cell table:style-name="ce1" table:formula="of:=RANDBETWEEN(0;2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talija</text:p>
          </table:table-cell>
          <table:table-cell office:value-type="string" calcext:value-type="string">
            <text:p>Slik</text:p>
          </table:table-cell>
          <table:table-cell office:value-type="float" office:value="860161377" calcext:value-type="float">
            <text:p>860161377</text:p>
          </table:table-cell>
          <table:table-cell office:value-type="string" calcext:value-type="string">
            <text:p>Partizanų - 118</text:p>
          </table:table-cell>
          <table:table-cell office:value-type="string" calcext:value-type="string">
            <text:p>Slik96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igita</text:p>
          </table:table-cell>
          <table:table-cell office:value-type="string" calcext:value-type="string">
            <text:p>Sparu</text:p>
          </table:table-cell>
          <table:table-cell office:value-type="float" office:value="869019029" calcext:value-type="float">
            <text:p>869019029</text:p>
          </table:table-cell>
          <table:table-cell office:value-type="string" calcext:value-type="string">
            <text:p>Vilniaus - 174</text:p>
          </table:table-cell>
          <table:table-cell office:value-type="string" calcext:value-type="string">
            <text:p>Sparu196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nė</text:p>
          </table:table-cell>
          <table:table-cell office:value-type="string" calcext:value-type="string">
            <text:p>Kubil</text:p>
          </table:table-cell>
          <table:table-cell office:value-type="float" office:value="866836372" calcext:value-type="float">
            <text:p>866836372</text:p>
          </table:table-cell>
          <table:table-cell office:value-type="string" calcext:value-type="string">
            <text:p>Eigulių - 79</text:p>
          </table:table-cell>
          <table:table-cell office:value-type="string" calcext:value-type="string">
            <text:p>Kubil80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Prafo</text:p>
          </table:table-cell>
          <table:table-cell office:value-type="float" office:value="865956577" calcext:value-type="float">
            <text:p>865956577</text:p>
          </table:table-cell>
          <table:table-cell office:value-type="string" calcext:value-type="string">
            <text:p>Panemunės - 210</text:p>
          </table:table-cell>
          <table:table-cell office:value-type="string" calcext:value-type="string">
            <text:p>Prafo190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as</text:p>
          </table:table-cell>
          <table:table-cell office:value-type="string" calcext:value-type="string">
            <text:p>Kubil</text:p>
          </table:table-cell>
          <table:table-cell office:value-type="float" office:value="864252857" calcext:value-type="float">
            <text:p>864252857</text:p>
          </table:table-cell>
          <table:table-cell office:value-type="string" calcext:value-type="string">
            <text:p>Partizanų - 157</text:p>
          </table:table-cell>
          <table:table-cell office:value-type="string" calcext:value-type="string">
            <text:p>Kubil189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glis</text:p>
          </table:table-cell>
          <table:table-cell office:value-type="string" calcext:value-type="string">
            <text:p>Prafo</text:p>
          </table:table-cell>
          <table:table-cell office:value-type="float" office:value="864038842" calcext:value-type="float">
            <text:p>864038842</text:p>
          </table:table-cell>
          <table:table-cell office:value-type="string" calcext:value-type="string">
            <text:p>Vilniaus - 107</text:p>
          </table:table-cell>
          <table:table-cell office:value-type="string" calcext:value-type="string">
            <text:p>Prafo135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stinas</text:p>
          </table:table-cell>
          <table:table-cell office:value-type="string" calcext:value-type="string">
            <text:p>Žiog</text:p>
          </table:table-cell>
          <table:table-cell office:value-type="float" office:value="864595170" calcext:value-type="float">
            <text:p>864595170</text:p>
          </table:table-cell>
          <table:table-cell office:value-type="string" calcext:value-type="string">
            <text:p>Dainavos - 77</text:p>
          </table:table-cell>
          <table:table-cell office:value-type="string" calcext:value-type="string">
            <text:p>Žiog122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Damaš</text:p>
          </table:table-cell>
          <table:table-cell office:value-type="float" office:value="866893487" calcext:value-type="float">
            <text:p>866893487</text:p>
          </table:table-cell>
          <table:table-cell office:value-type="string" calcext:value-type="string">
            <text:p>Stoties - 70</text:p>
          </table:table-cell>
          <table:table-cell office:value-type="string" calcext:value-type="string">
            <text:p>Damaš34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glė</text:p>
          </table:table-cell>
          <table:table-cell office:value-type="string" calcext:value-type="string">
            <text:p>Liub</text:p>
          </table:table-cell>
          <table:table-cell office:value-type="float" office:value="865401344" calcext:value-type="float">
            <text:p>865401344</text:p>
          </table:table-cell>
          <table:table-cell office:value-type="string" calcext:value-type="string">
            <text:p>Kovo-11tosios - 115</text:p>
          </table:table-cell>
          <table:table-cell office:value-type="string" calcext:value-type="string">
            <text:p>Liub67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uslanas</text:p>
          </table:table-cell>
          <table:table-cell office:value-type="string" calcext:value-type="string">
            <text:p>Žvirb</text:p>
          </table:table-cell>
          <table:table-cell office:value-type="float" office:value="868468484" calcext:value-type="float">
            <text:p>868468484</text:p>
          </table:table-cell>
          <table:table-cell office:value-type="string" calcext:value-type="string">
            <text:p>Sukilėlių - 108</text:p>
          </table:table-cell>
          <table:table-cell office:value-type="string" calcext:value-type="string">
            <text:p>Žvirb57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Kur</text:p>
          </table:table-cell>
          <table:table-cell office:value-type="float" office:value="865967415" calcext:value-type="float">
            <text:p>865967415</text:p>
          </table:table-cell>
          <table:table-cell office:value-type="string" calcext:value-type="string">
            <text:p>Saulės - 90</text:p>
          </table:table-cell>
          <table:table-cell office:value-type="string" calcext:value-type="string">
            <text:p>Kur76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Vanag</text:p>
          </table:table-cell>
          <table:table-cell office:value-type="float" office:value="868876935" calcext:value-type="float">
            <text:p>868876935</text:p>
          </table:table-cell>
          <table:table-cell office:value-type="string" calcext:value-type="string">
            <text:p>Varėnos - 137</text:p>
          </table:table-cell>
          <table:table-cell office:value-type="string" calcext:value-type="string">
            <text:p>Vanag57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lė</text:p>
          </table:table-cell>
          <table:table-cell office:value-type="string" calcext:value-type="string">
            <text:p>Garipov</text:p>
          </table:table-cell>
          <table:table-cell office:value-type="float" office:value="867897096" calcext:value-type="float">
            <text:p>867897096</text:p>
          </table:table-cell>
          <table:table-cell office:value-type="string" calcext:value-type="string">
            <text:p>Šiaurės_pr - 67</text:p>
          </table:table-cell>
          <table:table-cell office:value-type="string" calcext:value-type="string">
            <text:p>Garipov141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slanas</text:p>
          </table:table-cell>
          <table:table-cell office:value-type="string" calcext:value-type="string">
            <text:p>Liub</text:p>
          </table:table-cell>
          <table:table-cell office:value-type="float" office:value="860171012" calcext:value-type="float">
            <text:p>860171012</text:p>
          </table:table-cell>
          <table:table-cell office:value-type="string" calcext:value-type="string">
            <text:p>Sukilėlių - 46</text:p>
          </table:table-cell>
          <table:table-cell office:value-type="string" calcext:value-type="string">
            <text:p>Liub194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Žvirb</text:p>
          </table:table-cell>
          <table:table-cell office:value-type="float" office:value="865784800" calcext:value-type="float">
            <text:p>865784800</text:p>
          </table:table-cell>
          <table:table-cell office:value-type="string" calcext:value-type="string">
            <text:p>Saulės - 197</text:p>
          </table:table-cell>
          <table:table-cell office:value-type="string" calcext:value-type="string">
            <text:p>Žvirb190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anas</text:p>
          </table:table-cell>
          <table:table-cell office:value-type="string" calcext:value-type="string">
            <text:p>Kur</text:p>
          </table:table-cell>
          <table:table-cell office:value-type="float" office:value="864937497" calcext:value-type="float">
            <text:p>864937497</text:p>
          </table:table-cell>
          <table:table-cell office:value-type="string" calcext:value-type="string">
            <text:p>Eigulių - 197</text:p>
          </table:table-cell>
          <table:table-cell office:value-type="string" calcext:value-type="string">
            <text:p>Kur23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das</text:p>
          </table:table-cell>
          <table:table-cell office:value-type="string" calcext:value-type="string">
            <text:p>Slik</text:p>
          </table:table-cell>
          <table:table-cell office:value-type="float" office:value="865299903" calcext:value-type="float">
            <text:p>865299903</text:p>
          </table:table-cell>
          <table:table-cell office:value-type="string" calcext:value-type="string">
            <text:p>Panemunės - 114</text:p>
          </table:table-cell>
          <table:table-cell office:value-type="string" calcext:value-type="string">
            <text:p>Slik48@gmail.com</text:p>
          </table:table-cell>
          <table:table-cell office:value-type="string" calcext:value-type="string">
            <text:p>WORKER</text:p>
          </table:table-cell>
          <table:table-cell table:style-name="ce1" table:formula="of:=RANDBETWEEN(0;25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ktorija</text:p>
          </table:table-cell>
          <table:table-cell office:value-type="string" calcext:value-type="string">
            <text:p>Sparu</text:p>
          </table:table-cell>
          <table:table-cell office:value-type="float" office:value="869462729" calcext:value-type="float">
            <text:p>869462729</text:p>
          </table:table-cell>
          <table:table-cell office:value-type="string" calcext:value-type="string">
            <text:p>Partizanų - 103</text:p>
          </table:table-cell>
          <table:table-cell office:value-type="string" calcext:value-type="string">
            <text:p>Sparu91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talija</text:p>
          </table:table-cell>
          <table:table-cell office:value-type="string" calcext:value-type="string">
            <text:p>Stankelič</text:p>
          </table:table-cell>
          <table:table-cell office:value-type="float" office:value="860305136" calcext:value-type="float">
            <text:p>860305136</text:p>
          </table:table-cell>
          <table:table-cell office:value-type="string" calcext:value-type="string">
            <text:p>Vilniaus - 25</text:p>
          </table:table-cell>
          <table:table-cell office:value-type="string" calcext:value-type="string">
            <text:p>Stankelič179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gita</text:p>
          </table:table-cell>
          <table:table-cell office:value-type="string" calcext:value-type="string">
            <text:p>Stankelič</text:p>
          </table:table-cell>
          <table:table-cell office:value-type="float" office:value="864895967" calcext:value-type="float">
            <text:p>864895967</text:p>
          </table:table-cell>
          <table:table-cell office:value-type="string" calcext:value-type="string">
            <text:p>Dainavos - 76</text:p>
          </table:table-cell>
          <table:table-cell office:value-type="string" calcext:value-type="string">
            <text:p>Stankelič125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gnė</text:p>
          </table:table-cell>
          <table:table-cell office:value-type="string" calcext:value-type="string">
            <text:p>Liub</text:p>
          </table:table-cell>
          <table:table-cell office:value-type="float" office:value="867510782" calcext:value-type="float">
            <text:p>867510782</text:p>
          </table:table-cell>
          <table:table-cell office:value-type="string" calcext:value-type="string">
            <text:p>Stoties - 209</text:p>
          </table:table-cell>
          <table:table-cell office:value-type="string" calcext:value-type="string">
            <text:p>Liub189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Žvirb</text:p>
          </table:table-cell>
          <table:table-cell office:value-type="float" office:value="861937191" calcext:value-type="float">
            <text:p>861937191</text:p>
          </table:table-cell>
          <table:table-cell office:value-type="string" calcext:value-type="string">
            <text:p>Kovo-11tosios - 39</text:p>
          </table:table-cell>
          <table:table-cell office:value-type="string" calcext:value-type="string">
            <text:p>Žvirb135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tas</text:p>
          </table:table-cell>
          <table:table-cell office:value-type="string" calcext:value-type="string">
            <text:p>Kur</text:p>
          </table:table-cell>
          <table:table-cell office:value-type="float" office:value="860795645" calcext:value-type="float">
            <text:p>860795645</text:p>
          </table:table-cell>
          <table:table-cell office:value-type="string" calcext:value-type="string">
            <text:p>Sukilėlių - 117</text:p>
          </table:table-cell>
          <table:table-cell office:value-type="string" calcext:value-type="string">
            <text:p>Kur98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lik</text:p>
          </table:table-cell>
          <table:table-cell office:value-type="float" office:value="866751266" calcext:value-type="float">
            <text:p>866751266</text:p>
          </table:table-cell>
          <table:table-cell office:value-type="string" calcext:value-type="string">
            <text:p>Saulės - 52</text:p>
          </table:table-cell>
          <table:table-cell office:value-type="string" calcext:value-type="string">
            <text:p>Slik100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ytis</text:p>
          </table:table-cell>
          <table:table-cell office:value-type="string" calcext:value-type="string">
            <text:p>Sparu</text:p>
          </table:table-cell>
          <table:table-cell office:value-type="float" office:value="861900580" calcext:value-type="float">
            <text:p>861900580</text:p>
          </table:table-cell>
          <table:table-cell office:value-type="string" calcext:value-type="string">
            <text:p>Eigulių - 194</text:p>
          </table:table-cell>
          <table:table-cell office:value-type="string" calcext:value-type="string">
            <text:p>Sparu183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ristupas</text:p>
          </table:table-cell>
          <table:table-cell office:value-type="string" calcext:value-type="string">
            <text:p>Stankelič</text:p>
          </table:table-cell>
          <table:table-cell office:value-type="float" office:value="868603421" calcext:value-type="float">
            <text:p>868603421</text:p>
          </table:table-cell>
          <table:table-cell office:value-type="string" calcext:value-type="string">
            <text:p>Panemunės - 62</text:p>
          </table:table-cell>
          <table:table-cell office:value-type="string" calcext:value-type="string">
            <text:p>Stankelič46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gnė</text:p>
          </table:table-cell>
          <table:table-cell office:value-type="string" calcext:value-type="string">
            <text:p>Stankelič</text:p>
          </table:table-cell>
          <table:table-cell office:value-type="float" office:value="861033482" calcext:value-type="float">
            <text:p>861033482</text:p>
          </table:table-cell>
          <table:table-cell office:value-type="string" calcext:value-type="string">
            <text:p>Partizanų - 88</text:p>
          </table:table-cell>
          <table:table-cell office:value-type="string" calcext:value-type="string">
            <text:p>Stankelič171@gmail.com</text:p>
          </table:table-cell>
          <table:table-cell office:value-type="string" calcext:value-type="string">
            <text:p>MANAGER</text:p>
          </table:table-cell>
          <table:table-cell table:style-name="ce1" table:formula="of:=RANDBETWEEN(0;25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ozas</text:p>
          </table:table-cell>
          <table:table-cell office:value-type="string" calcext:value-type="string">
            <text:p>Kubil</text:p>
          </table:table-cell>
          <table:table-cell office:value-type="float" office:value="866388384" calcext:value-type="float">
            <text:p>866388384</text:p>
          </table:table-cell>
          <table:table-cell office:value-type="string" calcext:value-type="string">
            <text:p>Eigulių - 191</text:p>
          </table:table-cell>
          <table:table-cell office:value-type="string" calcext:value-type="string">
            <text:p>Kubil170@gmail.com</text:p>
          </table:table-cell>
          <table:table-cell office:value-type="string" calcext:value-type="string">
            <text:p>QUALITY_CONTROLER</text:p>
          </table:table-cell>
          <table:table-cell table:style-name="ce1" table:formula="of:=RANDBETWEEN(0;25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tas</text:p>
          </table:table-cell>
          <table:table-cell office:value-type="string" calcext:value-type="string">
            <text:p>Prafo</text:p>
          </table:table-cell>
          <table:table-cell office:value-type="float" office:value="861050896" calcext:value-type="float">
            <text:p>861050896</text:p>
          </table:table-cell>
          <table:table-cell office:value-type="string" calcext:value-type="string">
            <text:p>Panemunės - 73</text:p>
          </table:table-cell>
          <table:table-cell office:value-type="string" calcext:value-type="string">
            <text:p>Prafo214@gmail.com</text:p>
          </table:table-cell>
          <table:table-cell office:value-type="string" calcext:value-type="string">
            <text:p>QUALITY_CONTROLER</text:p>
          </table:table-cell>
          <table:table-cell table:style-name="ce1" table:formula="of:=RANDBETWEEN(0;25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aglis</text:p>
          </table:table-cell>
          <table:table-cell office:value-type="string" calcext:value-type="string">
            <text:p>Žiog</text:p>
          </table:table-cell>
          <table:table-cell office:value-type="float" office:value="863096465" calcext:value-type="float">
            <text:p>863096465</text:p>
          </table:table-cell>
          <table:table-cell office:value-type="string" calcext:value-type="string">
            <text:p>Partizanų - 103</text:p>
          </table:table-cell>
          <table:table-cell office:value-type="string" calcext:value-type="string">
            <text:p>Žiog130@gmail.com</text:p>
          </table:table-cell>
          <table:table-cell office:value-type="string" calcext:value-type="string">
            <text:p>QUALITY_CONTROLER</text:p>
          </table:table-cell>
          <table:table-cell table:style-name="ce1" table:formula="of:=RANDBETWEEN(0;25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ustinas</text:p>
          </table:table-cell>
          <table:table-cell office:value-type="string" calcext:value-type="string">
            <text:p>Damaš</text:p>
          </table:table-cell>
          <table:table-cell office:value-type="float" office:value="867119216" calcext:value-type="float">
            <text:p>867119216</text:p>
          </table:table-cell>
          <table:table-cell office:value-type="string" calcext:value-type="string">
            <text:p>Vilniaus - 112</text:p>
          </table:table-cell>
          <table:table-cell office:value-type="string" calcext:value-type="string">
            <text:p>Damaš32@gmail.com</text:p>
          </table:table-cell>
          <table:table-cell office:value-type="string" calcext:value-type="string">
            <text:p>QUALITY_CONTROLER</text:p>
          </table:table-cell>
          <table:table-cell table:style-name="ce1" table:formula="of:=RANDBETWEEN(0;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Liub</text:p>
          </table:table-cell>
          <table:table-cell office:value-type="float" office:value="867455058" calcext:value-type="float">
            <text:p>867455058</text:p>
          </table:table-cell>
          <table:table-cell office:value-type="string" calcext:value-type="string">
            <text:p>Dainavos - 114</text:p>
          </table:table-cell>
          <table:table-cell office:value-type="string" calcext:value-type="string">
            <text:p>Liub60@gmail.com</text:p>
          </table:table-cell>
          <table:table-cell office:value-type="string" calcext:value-type="string">
            <text:p>QUALITY_CONTROLER</text:p>
          </table:table-cell>
          <table:table-cell table:style-name="ce1" table:formula="of:=RANDBETWEEN(0;25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glė</text:p>
          </table:table-cell>
          <table:table-cell office:value-type="string" calcext:value-type="string">
            <text:p>Žvirb</text:p>
          </table:table-cell>
          <table:table-cell office:value-type="float" office:value="867484787" calcext:value-type="float">
            <text:p>867484787</text:p>
          </table:table-cell>
          <table:table-cell office:value-type="string" calcext:value-type="string">
            <text:p>Stoties - 173</text:p>
          </table:table-cell>
          <table:table-cell office:value-type="string" calcext:value-type="string">
            <text:p>Žvirb123@gmail.com</text:p>
          </table:table-cell>
          <table:table-cell office:value-type="string" calcext:value-type="string">
            <text:p>QUALITY_CONTROLER</text:p>
          </table:table-cell>
          <table:table-cell table:style-name="ce1" table:formula="of:=RANDBETWEEN(0;25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slanas</text:p>
          </table:table-cell>
          <table:table-cell office:value-type="string" calcext:value-type="string">
            <text:p>Kur</text:p>
          </table:table-cell>
          <table:table-cell office:value-type="float" office:value="868182001" calcext:value-type="float">
            <text:p>868182001</text:p>
          </table:table-cell>
          <table:table-cell office:value-type="string" calcext:value-type="string">
            <text:p>Kovo-11tosios - 161</text:p>
          </table:table-cell>
          <table:table-cell office:value-type="string" calcext:value-type="string">
            <text:p>Kur209@gmail.com</text:p>
          </table:table-cell>
          <table:table-cell office:value-type="string" calcext:value-type="string">
            <text:p>QUALITY_CONTROLER</text:p>
          </table:table-cell>
          <table:table-cell table:style-name="ce1" table:formula="of:=RANDBETWEEN(0;25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Slik</text:p>
          </table:table-cell>
          <table:table-cell office:value-type="float" office:value="865185714" calcext:value-type="float">
            <text:p>865185714</text:p>
          </table:table-cell>
          <table:table-cell office:value-type="string" calcext:value-type="string">
            <text:p>Sukilėlių - 207</text:p>
          </table:table-cell>
          <table:table-cell office:value-type="string" calcext:value-type="string">
            <text:p>Slik31@gmail.com</text:p>
          </table:table-cell>
          <table:table-cell office:value-type="string" calcext:value-type="string">
            <text:p>QUALITY_CONTROLER</text:p>
          </table:table-cell>
          <table:table-cell table:style-name="ce1" table:formula="of:=RANDBETWEEN(0;25)" office:value-type="float" office:value="9" calcext:value-type="float">
            <text:p>9</text:p>
          </table:table-cell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5:31:49.009492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13:06.817723865</meta:creation-date>
    <dc:date>2019-03-13T15:31:25.944042970</dc:date>
    <meta:editing-duration>PT5M59S</meta:editing-duration>
    <meta:editing-cycles>3</meta:editing-cycles>
    <meta:generator>LibreOffice/6.0.7.3$Linux_X86_64 LibreOffice_project/00m0$Build-3</meta:generator>
    <meta:document-statistic meta:table-count="1" meta:cell-count="400" meta:object-count="0"/>
  </office:meta>
</office:document-meta>
</file>